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05cm" style:rel-column-width="4822*"/>
    </style:style>
    <style:style style:name="Tableau9.B" style:family="table-column">
      <style:table-column-properties style:column-width="8.495cm" style:rel-column-width="4816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5.894cm" style:rel-column-width="9011*"/>
    </style:style>
    <style:style style:name="Tableau14.B" style:family="table-column">
      <style:table-column-properties style:column-width="1.106cm" style:rel-column-width="627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-left="none" fo:border-right="0.5pt solid #000000" fo:border-top="0.5pt solid #000000" fo:border-bottom="0.5pt solid #000000"/>
    </style:style>
    <style:style style:name="Tableau14.A2" style:family="table-cell">
      <style:table-cell-properties fo:padding="0.097cm" fo:border-left="0.5pt solid #000000" fo:border-right="none" fo:border-top="none" fo:border-bottom="0.5pt solid #000000"/>
    </style:style>
    <style:style style:name="Tableau14.B2" style:family="table-cell">
      <style:table-cell-properties fo:padding="0.097cm" fo:border-left="none" fo:border-right="0.5pt solid #000000" fo:border-top="none" fo:border-bottom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5e7dc"/>
    </style:style>
    <style:style style:name="P2" style:family="paragraph" style:parent-style-name="Standard">
      <style:text-properties officeooo:rsid="0005e7dc" officeooo:paragraph-rsid="0005e7dc"/>
    </style:style>
    <style:style style:name="P3" style:family="paragraph" style:parent-style-name="Standard">
      <style:text-properties style:text-underline-style="none" officeooo:rsid="001c3be4" officeooo:paragraph-rsid="0005e7dc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41fd" officeooo:paragraph-rsid="0005e7dc" style:font-weight-asian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normal" officeooo:rsid="002041fd" officeooo:paragraph-rsid="0005e7dc" style:font-weight-asian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bold" officeooo:rsid="001e63b8" officeooo:paragraph-rsid="0005e7dc" style:font-weight-asian="bold" style:font-weight-complex="bold"/>
    </style:style>
    <style:style style:name="P7" style:family="paragraph" style:parent-style-name="Standard">
      <style:text-properties officeooo:rsid="001df1cf" officeooo:paragraph-rsid="0005e7dc"/>
    </style:style>
    <style:style style:name="P8" style:family="paragraph" style:parent-style-name="Standard">
      <style:text-properties officeooo:rsid="001c3be4" officeooo:paragraph-rsid="0005e7dc"/>
    </style:style>
    <style:style style:name="P9" style:family="paragraph" style:parent-style-name="Standard">
      <style:text-properties fo:font-weight="bold" officeooo:rsid="0005e7dc" officeooo:paragraph-rsid="0005e7dc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5e7dc" officeooo:paragraph-rsid="0005e7dc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fo:font-weight="normal" officeooo:rsid="002041fd" officeooo:paragraph-rsid="0005e7dc" style:font-weight-asian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officeooo:rsid="002041fd" officeooo:paragraph-rsid="0005e7dc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officeooo:paragraph-rsid="0005e7dc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06100c" officeooo:paragraph-rsid="0006100c"/>
    </style:style>
    <style:style style:name="P16" style:family="paragraph" style:parent-style-name="Table_20_Contents">
      <style:text-properties officeooo:paragraph-rsid="0005e7dc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normal" officeooo:rsid="0005e7dc" officeooo:paragraph-rsid="0005e7dc" style:font-weight-asian="normal" style:font-weight-complex="normal"/>
    </style:style>
    <style:style style:name="P18" style:family="paragraph" style:parent-style-name="Standard">
      <style:paragraph-properties fo:margin-left="2.501cm" fo:margin-right="0cm" fo:text-indent="0cm" style:auto-text-indent="false" fo:break-before="page"/>
      <style:text-properties style:text-underline-style="none" officeooo:rsid="0005e7dc" officeooo:paragraph-rsid="0005e7dc"/>
    </style:style>
    <style:style style:name="P19" style:family="paragraph" style:parent-style-name="Standard">
      <style:text-properties fo:font-style="normal" officeooo:rsid="0005e7dc" officeooo:paragraph-rsid="0005e7dc" style:font-style-asian="normal" style:font-style-complex="normal"/>
    </style:style>
    <style:style style:name="P20" style:family="paragraph" style:parent-style-name="Standard">
      <style:text-properties fo:font-style="normal" officeooo:rsid="0006100c" officeooo:paragraph-rsid="0006100c" style:font-style-asian="normal" style:font-style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tyle="normal" officeooo:rsid="0008df37" officeooo:paragraph-rsid="0008df37" style:font-style-asian="normal" style:font-style-complex="normal"/>
    </style:style>
    <style:style style:name="P22" style:family="paragraph" style:parent-style-name="Standard">
      <style:text-properties fo:font-style="normal" officeooo:rsid="000a9a14" officeooo:paragraph-rsid="000a9a14" style:font-style-asian="normal" style:font-style-complex="normal"/>
    </style:style>
    <style:style style:name="P23" style:family="paragraph" style:parent-style-name="Standard">
      <style:text-properties fo:font-style="normal" officeooo:rsid="000a9a14" officeooo:paragraph-rsid="000e481f" style:font-style-asian="normal" style:font-style-complex="normal"/>
    </style:style>
    <style:style style:name="P24" style:family="paragraph" style:parent-style-name="Standard">
      <style:text-properties officeooo:paragraph-rsid="000a9a14"/>
    </style:style>
    <style:style style:name="P25" style:family="paragraph" style:parent-style-name="Standard">
      <style:text-properties officeooo:rsid="0005e7dc" officeooo:paragraph-rsid="0005e7dc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05e7dc" officeooo:paragraph-rsid="00109f33"/>
    </style:style>
    <style:style style:name="P27" style:family="paragraph" style:parent-style-name="Standard">
      <style:paragraph-properties fo:break-before="page"/>
      <style:text-properties fo:font-weight="bold" officeooo:rsid="0005e7dc" officeooo:paragraph-rsid="0005e7dc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bold" officeooo:rsid="000ea102" officeooo:paragraph-rsid="000ea102" style:font-weight-asian="bold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weight="bold" officeooo:rsid="000ea102" officeooo:paragraph-rsid="000ea102" style:font-weight-asian="bold" style:font-weight-complex="bold"/>
    </style:style>
    <style:style style:name="P30" style:family="paragraph" style:parent-style-name="Standard">
      <style:text-properties officeooo:rsid="000d511e" officeooo:paragraph-rsid="000d511e"/>
    </style:style>
    <style:style style:name="P31" style:family="paragraph" style:parent-style-name="Standard">
      <style:text-properties officeooo:rsid="000da278" officeooo:paragraph-rsid="000da278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0da278" officeooo:paragraph-rsid="000ea102"/>
    </style:style>
    <style:style style:name="P33" style:family="paragraph" style:parent-style-name="Standard">
      <style:text-properties officeooo:rsid="001df1cf" officeooo:paragraph-rsid="0005e7dc"/>
    </style:style>
    <style:style style:name="P34" style:family="paragraph" style:parent-style-name="Standard">
      <style:text-properties officeooo:rsid="000e481f" officeooo:paragraph-rsid="000da278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0e481f" officeooo:paragraph-rsid="000da278"/>
    </style:style>
    <style:style style:name="P36" style:family="paragraph" style:parent-style-name="Standard">
      <style:text-properties officeooo:rsid="000ea102" officeooo:paragraph-rsid="000ea102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rsid="000ea102" officeooo:paragraph-rsid="000ea102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0ea102" officeooo:paragraph-rsid="000ea102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100f94" officeooo:paragraph-rsid="00100f94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109f33" officeooo:paragraph-rsid="00109f33"/>
    </style:style>
    <style:style style:name="P41" style:family="paragraph" style:parent-style-name="Table_20_Contents">
      <style:text-properties officeooo:rsid="000a9a14" officeooo:paragraph-rsid="000a9a14"/>
    </style:style>
    <style:style style:name="P42" style:family="paragraph" style:parent-style-name="Table_20_Contents">
      <style:text-properties fo:font-size="11pt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0100f94" officeooo:paragraph-rsid="00100f94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0109f33" officeooo:paragraph-rsid="00109f33" style:font-size-asian="11pt" style:font-size-complex="11pt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100c" style:font-style-asian="normal" style:font-style-complex="normal"/>
    </style:style>
    <style:style style:name="T4" style:family="text">
      <style:text-properties fo:font-style="normal" officeooo:rsid="000da278" style:font-style-asian="normal" style:font-style-complex="normal"/>
    </style:style>
    <style:style style:name="T5" style:family="text">
      <style:text-properties fo:font-style="normal" officeooo:rsid="000ea102" style:font-style-asian="normal" style:font-style-complex="normal"/>
    </style:style>
    <style:style style:name="T6" style:family="text">
      <style:text-properties fo:font-style="normal" officeooo:rsid="00109f33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e481f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09f33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00f94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481f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041fd" style:font-weight-asian="normal" style:font-weight-complex="normal"/>
    </style:style>
    <style:style style:name="T17" style:family="text">
      <style:text-properties style:text-underline-style="none" fo:font-weight="normal" officeooo:rsid="00223b55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02041fd" style:font-weight-asian="bold" style:font-weight-complex="bold"/>
    </style:style>
    <style:style style:name="T20" style:family="text">
      <style:text-properties style:text-underline-style="none" fo:font-weight="bold" officeooo:rsid="000e481f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0c13b4"/>
    </style:style>
    <style:style style:name="T24" style:family="text">
      <style:text-properties officeooo:rsid="000da278"/>
    </style:style>
    <style:style style:name="T25" style:family="text">
      <style:text-properties officeooo:rsid="000e4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ne vérité absolue est-elle possible ?</text:p>
      <text:p text:style-name="P1"/>
      <text:p text:style-name="P1"/>
      <text:p text:style-name="P1"/>
      <text:p text:style-name="P9">Introduction</text:p>
      <text:p text:style-name="P10">a. Définition des termes</text:p>
      <text:p text:style-name="P2"><text:tab/><text:tab/>1. La notion de jugement</text:p>
      <text:p text:style-name="P2"/>
      <text:p text:style-name="P7"><text:span text:style-name="T1">Définition :</text:span> un <text:span text:style-name="T12">jugement</text:span> est une phrase qui peut être vraie ou fausse.</text:p>
      <text:p text:style-name="P7"/>
      <text:p text:style-name="P7"><text:span text:style-name="T13">1.</text:span><text:span text:style-name="T25"> </text:span>Dans les phrases suivantes, quelles phrases ne sont pas des jugements ?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a. Deux et deux font quatre</text:p>
            <text:p text:style-name="Table_20_Contents">b. Peux-tu me passer le sel ?</text:p>
            <text:p text:style-name="Table_20_Contents">c. Quel ennui !</text:p>
          </table:table-cell>
          <table:table-cell table:style-name="Tableau2.A1" office:value-type="string">
            <text:p text:style-name="Table_20_Contents">d. Le Soleil tourne autour de la Terre.</text:p>
            <text:p text:style-name="Table_20_Contents">e. Nous sommes au mois de septembre</text:p>
            <text:p text:style-name="Table_20_Contents">f. Donne-moi ta trousse.</text:p>
          </table:table-cell>
        </table:table-row>
      </table:table>
      <text:p text:style-name="P7"/>
      <text:p text:style-name="P8"><text:span text:style-name="T20">2. </text:span><text:span text:style-name="T21">Synthèse :</text:span><text:span text:style-name="T14"> du point de vue de la grammaire, quelles semblent être les caractéristiques d’un jugement ?</text:span></text:p>
      <table:table table:name="Tableau1" table:style-name="Tableau1">
        <table:table-column table:style-name="Tableau1.A"/>
        <table:table-row table:style-name="TableLine2996083216224">
          <table:table-cell table:style-name="Tableau1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3"/>
      <text:p text:style-name="P3"/>
      <text:p text:style-name="P17"><text:tab/><text:tab/>2. Vérité et réalité</text:p>
      <text:p text:style-name="P5"/>
      <text:p text:style-name="P5"><text:span text:style-name="T13">3.</text:span><text:span text:style-name="T25"> C</text:span>omplétez chaque phrase avec le mot « vrai(e) » ou « réel(le) ».</text:p>
      <text:p text:style-name="P6"/>
      <text:p text:style-name="P5">a. Les licornes ne sont pas …………….……….</text:p>
      <text:p text:style-name="P5">b. Il est ……………………….. que deux et deux font quatre</text:p>
      <text:p text:style-name="P5">c. La phrase « nous sommes au lycée » est …………………….…..</text:p>
      <text:p text:style-name="P5">d. Le tableau en face de vous est ……………………………………..</text:p>
      <text:p text:style-name="P11"/>
      <text:p text:style-name="P11"><text:span text:style-name="T20">4. </text:span>Synthèse :</text:p>
      <text:p text:style-name="P13"><text:span text:style-name="T16">Le mot ……….. s’applique à des </text:span><text:span text:style-name="T19">propositions</text:span><text:span text:style-name="T16">. </text:span><text:span text:style-name="T17">Son opposé est …………………...</text:span></text:p>
      <text:p text:style-name="P12"><text:span text:style-name="T15">Le mot ……….. s’applique à des </text:span><text:span text:style-name="T18">choses</text:span><text:span text:style-name="T15">. </text:span><text:span text:style-name="T17">Son opposé est ………………………...</text:span></text:p>
      <text:p text:style-name="P5"/>
      <text:p text:style-name="P5"><text:span text:style-name="T13">5.</text:span><text:span text:style-name="T25"> </text:span>Essayez de définir la notion de vérité :</text:p>
      <table:table table:name="Tableau5" table:style-name="Tableau5">
        <table:table-column table:style-name="Tableau5.A"/>
        <table:table-row table:style-name="TableLine2996083216800">
          <table:table-cell table:style-name="Tableau5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4"/>
      <text:p text:style-name="P3"/>
      <text:p text:style-name="P18">3. Relatif et absolu</text:p>
      <text:p text:style-name="P2"/>
      <text:p text:style-name="P2"><text:span text:style-name="T13">6.</text:span><text:span text:style-name="T25"> </text:span>Pour les jugements suivants, dites s’ils sont <text:span text:style-name="T22">relatifs </text:span><text:span text:style-name="T2">ou </text:span><text:span text:style-name="T22">absolus</text:span><text:span text:style-name="T2">. </text:span><text:span text:style-name="T3">Justifiez</text:span></text:p>
      <table:table table:name="Tableau3" table:style-name="Tableau3">
        <table:table-column table:style-name="Tableau3.A"/>
        <table:table-column table:style-name="Tableau3.B"/>
        <table:table-row table:style-name="TableLine2996083219104">
          <table:table-cell table:style-name="Tableau3.A1" office:value-type="string">
            <text:p text:style-name="Table_20_Contents">a. 2+2 = 4</text:p>
            <text:p text:style-name="Table_20_Contents">b. Le chocolat noir, c’est bon</text:p>
            <text:p text:style-name="Table_20_Contents">c. Le chocolat noir provient du cacao</text:p>
          </table:table-cell>
          <table:table-cell table:style-name="Tableau3.A1" office:value-type="string">
            <text:p text:style-name="Table_20_Contents">d. La Tour Eiffel est grande</text:p>
            <text:p text:style-name="Table_20_Contents">e. La Tour Eiffel mesure 300m de haut.</text:p>
            <text:p text:style-name="Table_20_Contents">f. L’eau est composée d’oxygène et d’hydrogène</text:p>
          </table:table-cell>
        </table:table-row>
      </table:table>
      <text:p text:style-name="P19"/>
      <text:p text:style-name="P15"><text:span text:style-name="T8">7. </text:span><text:span text:style-name="T2">De façon générale, expliquez quelle est la différence entre ce qui est </text:span><text:span text:style-name="T22">relatif</text:span><text:span text:style-name="T2"> et ce qui est </text:span><text:span text:style-name="T22">absolu</text:span><text:span text:style-name="T2">.</text:span></text:p>
      <table:table table:name="Tableau4" table:style-name="Tableau4">
        <table:table-column table:style-name="Tableau4.A"/>
        <table:table-row table:style-name="TableLine2996083227168">
          <table:table-cell table:style-name="Tableau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0"/>
      <text:p text:style-name="P20"/>
      <text:p text:style-name="P21">2. Problématisation</text:p>
      <text:p text:style-name="P20"/>
      <text:p text:style-name="P22"><text:span text:style-name="T13">8. </text:span>Avons-nous tous la même perception du monde ? Pourquoi ? Ma perception est-elle plus vraie que la vôtre ?</text:p>
      <table:table table:name="Tableau6" table:style-name="Tableau6">
        <table:table-column table:style-name="Tableau6.A"/>
        <table:table-row table:style-name="TableLine2995977580624">
          <table:table-cell table:style-name="Tableau6.A1" office:value-type="string">
            <text:p text:style-name="P41">A première vue…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2"/>
      <text:p text:style-name="P23"><text:span text:style-name="T21">Définition :</text:span> une « contradiction performative » est un jugement que je ne peux pas affirmer sans que cela crée une contradiction.</text:p>
      <text:p text:style-name="P23"><text:span text:style-name="T13">9.</text:span><text:span text:style-name="T25"> </text:span>Par exemple, si je suis vendéen, puis-je dire la phrase « tous les vendéens mentent » ?</text:p>
      <table:table table:name="Tableau7" table:style-name="Tableau7">
        <table:table-column table:style-name="Tableau7.A"/>
        <table:table-row table:style-name="TableLine2995977574288">
          <table:table-cell table:style-name="Tableau7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2"/>
      <text:p text:style-name="P22"><text:span text:style-name="T13">10. </text:span>La phrase « il n’y a pas de vérité absolue » est une contradiction performative. Expliquez pourquoi en vous aidant de la définition précédente.</text:p>
      <text:p text:style-name="P22"/>
      <table:table table:name="Tableau8" table:style-name="Tableau8">
        <table:table-column table:style-name="Tableau8.A"/>
        <table:table-row table:style-name="TableLine2995977594448">
          <table:table-cell table:style-name="Tableau8.A1" office:value-type="string">
            <text:p text:style-name="P41">Cependant..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4"/>
      <text:p text:style-name="P2"/>
      <text:p text:style-name="P27">I. Chacun d’entre nous se représente le monde d’<text:span text:style-name="T23">une façon qui lui est propre</text:span></text:p>
      <text:p text:style-name="P2"/>
      <text:p text:style-name="P30"><text:span text:style-name="T12">1.</text:span> Pour chacun des énoncés ci-dessous, expliquez <text:span text:style-name="T22">d’où </text:span><text:span text:style-name="T2">nous viennent ces croyances :</text:span></text:p>
      <table:table table:name="Tableau9" table:style-name="Tableau9">
        <table:table-column table:style-name="Tableau9.A"/>
        <table:table-column table:style-name="Tableau9.B"/>
        <table:table-row table:style-name="TableLine2995963148544">
          <table:table-cell table:style-name="Tableau9.A1" office:value-type="string">
            <text:p text:style-name="Table_20_Contents">a. Le ciel est bleu aujourd’hui</text:p>
          </table:table-cell>
          <table:table-cell table:style-name="Tableau9.B1" office:value-type="string">
            <text:p text:style-name="Table_20_Contents"/>
          </table:table-cell>
        </table:table-row>
        <table:table-row table:style-name="TableLine2995963148544">
          <table:table-cell table:style-name="Tableau9.A2" office:value-type="string">
            <text:p text:style-name="Table_20_Contents">b. Le vinaigre est acide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2995963148544">
          <table:table-cell table:style-name="Tableau9.A2" office:value-type="string">
            <text:p text:style-name="Table_20_Contents">c. Nous ne sommes pas encore à la fin du cours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2995963148544">
          <table:table-cell table:style-name="Tableau9.A2" office:value-type="string">
            <text:p text:style-name="Table_20_Contents">d. Je suis assis sur une chaise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2995963148544">
          <table:table-cell table:style-name="Tableau9.A2" office:value-type="string">
            <text:p text:style-name="Table_20_Contents">e. Le gâteau a fini de cuire dans le four</text:p>
          </table:table-cell>
          <table:table-cell table:style-name="Tableau9.B2" office:value-type="string">
            <text:p text:style-name="Table_20_Contents"/>
          </table:table-cell>
        </table:table-row>
      </table:table>
      <text:p text:style-name="P30"><text:span text:style-name="T2"/></text:p>
      <text:p text:style-name="P30"><text:span text:style-name="T2"/></text:p>
      <text:p text:style-name="P30"><text:span text:style-name="T7">2. </text:span><text:span text:style-name="T2">De façon générale, mes croyances sur le monde me viennent de mes ………………………….</text:span></text:p>
      <text:p text:style-name="P30"><text:span text:style-name="T2"/></text:p>
      <text:p text:style-name="P30"><text:span text:style-name="T7">3.</text:span><text:span text:style-name="T2"> Trouvez un cas dans lequel deux individus différent</text:span><text:span text:style-name="T4">s</text:span><text:span text:style-name="T2"> peuvent </text:span><text:span text:style-name="T22">voir, entendre </text:span><text:span text:style-name="T4">ou</text:span><text:span text:style-name="T2"> </text:span><text:span text:style-name="T22">sentir</text:span><text:span text:style-name="T2"> </text:span><text:span text:style-name="T4">différemment alors qu’ils sont placés dans la même situation</text:span><text:span text:style-name="T2">.</text:span></text:p>
      <table:table table:name="Tableau10" table:style-name="Tableau10">
        <table:table-column table:style-name="Tableau10.A"/>
        <table:table-row table:style-name="TableLine2995963165824">
          <table:table-cell table:style-name="Tableau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0"><text:span text:style-name="T2"/></text:p>
      <text:p text:style-name="P30"><text:span text:style-name="T7">4. </text:span><text:span text:style-name="T2">Analysez l’exemple que vous venez de donner. </text:span><text:span text:style-name="T4">Pour quelle raison précise</text:span><text:span text:style-name="T2">, dans ce cas, les deux individus n’ont-ils pas perçu la même chose ?</text:span></text:p>
      <table:table table:name="Tableau11" table:style-name="Tableau11">
        <table:table-column table:style-name="Tableau11.A"/>
        <table:table-row table:style-name="TableLine2995963145088">
          <table:table-cell table:style-name="Tableau1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0"><text:span text:style-name="T2"/></text:p>
      <text:p text:style-name="P31"><text:span text:style-name="T2">Tirons-en les conclusions.</text:span></text:p>
      <text:p text:style-name="P31"><text:span text:style-name="T7">5.</text:span><text:span text:style-name="T2"> Nos sensations sont-elles absolument fiables ?</text:span></text:p>
      <table:table table:name="Tableau12" table:style-name="Tableau12">
        <table:table-column table:style-name="Tableau12.A"/>
        <table:table-row table:style-name="TableLine2995963160640">
          <table:table-cell table:style-name="Tableau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1"><text:span text:style-name="T2"/></text:p>
      <text:p text:style-name="P31"><text:span text:style-name="T7">6.</text:span><text:span text:style-name="T2"> Quand deux individus ne perçoivent pas la même chose, est-il toujours possible de dire qui a tort, et qui a raison ? Pourquoi ?</text:span></text:p>
      <table:table table:name="Tableau13" table:style-name="Tableau13">
        <table:table-column table:style-name="Tableau13.A"/>
        <table:table-row table:style-name="TableLine2995963166688">
          <table:table-cell table:style-name="Tableau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1"><text:soft-page-break/><text:span text:style-name="T2">Pour exprimer cette idée, le sophiste</text:span><text:span text:style-name="T2"><text:note text:id="ftn0" text:note-class="footnote"><text:note-citation>1</text:note-citation><text:note-body><text:p text:style-name="Footnote">Les sophistes (« spécialistes du savoir ») étaient des savants grecs du Vè siècle av. J.-C., qui allaient de ville en ville pour vendre leurs enseignements aux jeunes aristocrates, <text:span text:style-name="T24">en leur enseignant </text:span>comment défendre le pour et le contre sur n'importe quelle thèse.</text:p></text:note-body></text:note></text:span><text:span text:style-name="T2"> Protagoras affirme que « l’homme est la mesure de toute chose ». Essayons de comprendre cette formule.</text:span></text:p>
      <text:p text:style-name="P35"><text:span text:style-name="T2">- Quand Protagoras dit « l’homme », il veut dire : « chaque homme, individuellement »</text:span></text:p>
      <text:p text:style-name="P35"><text:span text:style-name="T2">- Ici, l’expression « être la mesure de X » signifie : « décider de </text:span><text:span text:style-name="T5">ce qu’est</text:span><text:span text:style-name="T2"> X </text:span><text:span text:style-name="T5">en réalité</text:span><text:span text:style-name="T2"> »</text:span></text:p>
      <text:p text:style-name="P34"><text:span text:style-name="T2"/></text:p>
      <text:p text:style-name="P36"><text:span text:style-name="T7">7.</text:span><text:span text:style-name="T2"> En fonction de ces précisions, identifiez la bonne reformulation de la citation de Protagoras :</text:span></text:p>
      <text:p text:style-name="P37"><text:span text:style-name="T2">A. Chaque homme a une certaine expérience du monde, mais cette expérience ne ressemble pas à ce que sont réellement les choses. </text:span></text:p>
      <text:p text:style-name="P37"><text:span text:style-name="T2">B. Tous les hommes voient le monde d’une même façon, mais cette interprétation n’a rien à voir avec ce que les choses sont en réalité.</text:span></text:p>
      <text:p text:style-name="P37"><text:span text:style-name="T2">C. Les choses n’ont pas de vérité </text:span><text:span text:style-name="T22">en elles-mêmes </text:span><text:span text:style-name="T2">; elles sont toujours différentes pour chaque homme qui en fait l’expérience.</text:span></text:p>
      <text:p text:style-name="P38"><text:span text:style-name="T2"/></text:p>
      <text:p text:style-name="P28"><text:span text:style-name="T2">8. </text:span><text:span text:style-name="T10">La position de Protagoras implique que les choses n’existent qu’en fonction de l’homme qui les perçoit. Pour cette raison, on appelle cette pensée :</text:span></text:p>
      <text:p text:style-name="P29"><text:span text:style-name="T10">- </text:span><text:span text:style-name="T11">Une philosophie constructiviste</text:span></text:p>
      <text:p text:style-name="P29"><text:span text:style-name="T10">- Une philosophie relativiste</text:span></text:p>
      <text:p text:style-name="P29"><text:span text:style-name="T10">- Une philosophie </text:span><text:span text:style-name="T11">réaliste</text:span></text:p>
      <text:p text:style-name="P29"><text:span text:style-name="T10">- Un</text:span><text:span text:style-name="T11">e philosophie dogmatique</text:span></text:p>
      <text:p text:style-name="P32"><text:span text:style-name="T2"/></text:p>
      <text:p text:style-name="P39"><text:span text:style-name="T7">9.</text:span><text:span text:style-name="T2"> A partir de ce que nous avons dit, remettez dans l’ordre l’argumentation des sophistes </text:span><text:span text:style-name="T6">(de 1 à 7)</text:span><text:span text:style-name="T2">. La première et la dernière proposition vous sont données.</text:span></text:p>
      <table:table table:name="Tableau14" table:style-name="Tableau14">
        <table:table-column table:style-name="Tableau14.A"/>
        <table:table-column table:style-name="Tableau14.B"/>
        <table:table-row table:style-name="TableLine2995963152288">
          <table:table-cell table:style-name="Tableau14.A1" office:value-type="string">
            <text:p text:style-name="P42">Toute expérience se fait grâce aux organes des sens (l’œil, la main, l’oreille...)</text:p>
          </table:table-cell>
          <table:table-cell table:style-name="Tableau14.B1" office:value-type="string">
            <text:p text:style-name="P43">1</text:p>
          </table:table-cell>
        </table:table-row>
        <table:table-row table:style-name="TableLine2995963152288">
          <table:table-cell table:style-name="Tableau14.A2" office:value-type="string">
            <text:p text:style-name="P42">Or comme il n’y a que l’expérience sensible qui nous permette de connaître le monde</text:p>
          </table:table-cell>
          <table:table-cell table:style-name="Tableau14.B2" office:value-type="string">
            <text:p text:style-name="P44"/>
          </table:table-cell>
        </table:table-row>
        <table:table-row table:style-name="TableLine2995963152288">
          <table:table-cell table:style-name="Tableau14.A2" office:value-type="string">
            <text:p text:style-name="P42">Mais les organes des sens sont propres à chaque individu</text:p>
          </table:table-cell>
          <table:table-cell table:style-name="Tableau14.B2" office:value-type="string">
            <text:p text:style-name="P44"/>
          </table:table-cell>
        </table:table-row>
        <table:table-row table:style-name="TableLine2995963152288">
          <table:table-cell table:style-name="Tableau14.A2" office:value-type="string">
            <text:p text:style-name="P42">Par conséquent, l’expérience elle-même est relative à celui qui la fait</text:p>
          </table:table-cell>
          <table:table-cell table:style-name="Tableau14.B2" office:value-type="string">
            <text:p text:style-name="P44"/>
          </table:table-cell>
        </table:table-row>
        <table:table-row table:style-name="TableLine2995963152288">
          <table:table-cell table:style-name="Tableau14.A2" office:value-type="string">
            <text:p text:style-name="P42">Par exemple, un homme trouvera que le miel est doux, et un autre le trouvera amer</text:p>
          </table:table-cell>
          <table:table-cell table:style-name="Tableau14.B2" office:value-type="string">
            <text:p text:style-name="P44"/>
          </table:table-cell>
        </table:table-row>
        <table:table-row table:style-name="TableLine2995963152288">
          <table:table-cell table:style-name="Tableau14.A2" office:value-type="string">
            <text:p text:style-name="P42">En effet, il n'y a pas deux hommes qui verraient, entendraient, sentiraient de la même façon</text:p>
          </table:table-cell>
          <table:table-cell table:style-name="Tableau14.B2" office:value-type="string">
            <text:p text:style-name="P44"/>
          </table:table-cell>
        </table:table-row>
        <table:table-row table:style-name="TableLine2995963152288">
          <table:table-cell table:style-name="Tableau14.A2" office:value-type="string">
            <text:p text:style-name="P42">Toute connaissance du monde est relative à celui qui en fait l’expérience</text:p>
          </table:table-cell>
          <table:table-cell table:style-name="Tableau14.B2" office:value-type="string">
            <text:p text:style-name="P45">7</text:p>
          </table:table-cell>
        </table:table-row>
      </table:table>
      <text:p text:style-name="P39"><text:span text:style-name="T2"/></text:p>
      <text:p text:style-name="P39"><text:span text:style-name="T9">10</text:span><text:span text:style-name="T7">.</text:span><text:span text:style-name="T2"> </text:span><text:span text:style-name="T6">Dans le cadre d’une philosophie relativiste, la recherche de la vérité a-t-elle encore un sens ? Répondez en vous appuyant sur la définition du concept de vérité.</text:span></text:p>
      <table:table table:name="Tableau15" table:style-name="Tableau15">
        <table:table-column table:style-name="Tableau15.A"/>
        <table:table-row table:style-name="TableLine2996284762400">
          <table:table-cell table:style-name="Tableau15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9"><text:span text:style-name="T6"/></text:p>
      <text:p text:style-name="P40"><text:span text:style-name="T7">11.</text:span><text:span text:style-name="T2"> S’il n’existe pas de vérité absolue, est-il encore immoral de </text:span><text:span text:style-name="T22">tromper</text:span><text:span text:style-name="T2"> autrui et de lui mentir ?</text:span></text:p>
      <table:table table:name="Tableau16" table:style-name="Tableau16">
        <table:table-column table:style-name="Tableau16.A"/>
        <table:table-row table:style-name="TableLine2996286319328">
          <table:table-cell table:style-name="Tableau16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5:40:34.953000000</meta:creation-date>
    <dc:date>2022-09-20T21:57:02.871000000</dc:date>
    <meta:editing-duration>PT13M46S</meta:editing-duration>
    <meta:editing-cycles>4</meta:editing-cycles>
    <meta:generator>LibreOffice/7.3.1.3$Windows_X86_64 LibreOffice_project/a69ca51ded25f3eefd52d7bf9a5fad8c90b87951</meta:generator>
    <meta:document-statistic meta:table-count="16" meta:image-count="0" meta:object-count="0" meta:page-count="4" meta:paragraph-count="77" meta:word-count="909" meta:character-count="5110" meta:non-whitespace-character-count="4272"/>
  </office:meta>
</office:document-meta>
</file>